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1ae4" officeooo:paragraph-rsid="000b1ae4"/>
    </style:style>
    <style:style style:name="P2" style:family="paragraph" style:parent-style-name="Standard">
      <style:text-properties officeooo:rsid="000b1ae4" officeooo:paragraph-rsid="000ff539"/>
    </style:style>
    <style:style style:name="P3" style:family="paragraph" style:parent-style-name="Standard">
      <style:text-properties officeooo:rsid="000b1ae4" officeooo:paragraph-rsid="000b1ae4"/>
    </style:style>
    <style:style style:name="P4" style:family="paragraph" style:parent-style-name="Standard">
      <style:text-properties officeooo:rsid="000b1ae4" officeooo:paragraph-rsid="0011f29a"/>
    </style:style>
    <style:style style:name="P5" style:family="paragraph" style:parent-style-name="Standard">
      <style:text-properties fo:font-style="normal" officeooo:rsid="000b1ae4" officeooo:paragraph-rsid="000b1ae4" style:font-style-asian="normal" style:font-style-complex="normal"/>
    </style:style>
    <style:style style:name="P6" style:family="paragraph" style:parent-style-name="Standard">
      <style:text-properties officeooo:rsid="0011f29a" officeooo:paragraph-rsid="0011f29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ff539"/>
    </style:style>
    <style:style style:name="T4" style:family="text">
      <style:text-properties officeooo:rsid="0011d85b"/>
    </style:style>
    <style:style style:name="T5" style:family="text">
      <style:text-properties officeooo:rsid="0011f2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ck Divider Algorithm : <text:s/></text:p>
      <text:p text:style-name="P6">BLOCK_MAX_SIZE=1024</text:p>
      <text:p text:style-name="P6">FILE_MAX_SIZE=1024</text:p>
      <text:p text:style-name="P4"><text:s text:c="4"/>checkSize(filename) </text:p>
      <text:p text:style-name="P1"><text:s text:c="8"/>get the information of the file </text:p>
      <text:p text:style-name="P1"><text:s text:c="8"/>if <text:span text:style-name="T1">theRequestIsForTheFirstTime</text:span> then </text:p>
      <text:p text:style-name="P1"><text:s text:c="12"/>get file_size </text:p>
      <text:p text:style-name="P1"><text:s text:c="12"/>for each instance creation decrease the file length </text:p>
      <text:p text:style-name="P1"><text:s text:c="8"/>else </text:p>
      <text:p text:style-name="P1"><text:s text:c="12"/>for each instance creation decrease the file length <text:s/></text:p>
      <text:p text:style-name="P1"><text:s text:c="8"/>return file_size</text:p>
      <text:p text:style-name="P1"><text:s text:c="4"/>check For<text:span text:style-name="T2"> Instance Creation();</text:span></text:p>
      <text:p text:style-name="P5"/>
      <text:p text:style-name="P2"><text:s text:c="4"/><text:span text:style-name="T3">hasMoreData()</text:span></text:p>
      <text:p text:style-name="P2"><text:s text:c="8"/><text:span text:style-name="T4">if there is file content left then</text:span></text:p>
      <text:p text:style-name="P2"><text:s text:c="12"/><text:span text:style-name="T4">return true</text:span></text:p>
      <text:p text:style-name="P2"><text:s text:c="8"/><text:span text:style-name="T4">else return false</text:span></text:p>
      <text:p text:style-name="P1"><text:s text:c="12"/></text:p>
      <text:p text:style-name="P1"><text:s text:c="4"/><text:span text:style-name="T4">getFileContent(blockRange)</text:span></text:p>
      <text:p text:style-name="P1"><text:s text:c="8"/><text:span text:style-name="T4">Move the file pointer by the specified blockRange</text:span></text:p>
      <text:p text:style-name="P4"><text:s text:c="8"/><text:span text:style-name="T4">data:=read( BLOCK_MAX_SIZE) </text:span></text:p>
      <text:p text:style-name="P1"><text:s text:c="8"/><text:span text:style-name="T4">if the requested blockRange does not exceed the file_size then</text:span></text:p>
      <text:p text:style-name="P1"><text:s text:c="12"/><text:span text:style-name="T4">createBlock(data)</text:span></text:p>
      <text:p text:style-name="P1"><text:s text:c="8"/><text:span text:style-name="T4">else createEndOfFile(data)</text:span></text:p>
      <text:p text:style-name="P1"><text:s text:c="8"/><text:span text:style-name="T4">return the created block</text:span></text:p>
      <text:p text:style-name="P1"/>
      <text:p text:style-name="P1"><text:s text:c="8"/></text:p>
      <text:p text:style-name="P1">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6:24:36.809796039</meta:creation-date>
    <dc:date>2015-03-30T16:36:08.032858834</dc:date>
    <meta:editing-duration>PT30M48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26" meta:word-count="82" meta:character-count="818" meta:non-whitespace-character-count="559"/>
  </office:meta>
</office:document-meta>
</file>